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Mono" svg:font-family="'Noto Mono'" style:font-family-generic="modern" style:font-pitch="fixed"/>
    <style:font-face style:name="Noto Mono1" svg:font-family="'Noto Mon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625in" style:rel-column-width="900*"/>
    </style:style>
    <style:style style:name="Table1.B" style:family="table-column">
      <style:table-column-properties style:column-width="1.5625in" style:rel-column-width="2250*"/>
    </style:style>
    <style:style style:name="Table1.C" style:family="table-column">
      <style:table-column-properties style:column-width="1.25in" style:rel-column-width="1800*"/>
    </style:style>
    <style:style style:name="Table1.D" style:family="table-column">
      <style:table-column-properties style:column-width="1.3125in" style:rel-column-width="1890*"/>
    </style:style>
    <style:style style:name="Table1.E" style:family="table-column">
      <style:table-column-properties style:column-width="1.75in" style:rel-column-width="2520*"/>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B5" style:family="table-cell">
      <style:table-cell-properties fo:background-color="transparent"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B7" style:family="table-cell">
      <style:table-cell-properties fo:background-color="transparent"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B9" style:family="table-cell">
      <style:table-cell-properties fo:background-color="transparent"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B11" style:family="table-cell">
      <style:table-cell-properties fo:background-color="transparent"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B13" style:family="table-cell">
      <style:table-cell-properties fo:background-color="transparent" fo:padding="0in" fo:border="none" style:writing-mode="page">
        <style:background-image/>
      </style:table-cell-properties>
    </style:style>
    <style:style style:name="Table1.A14" style:family="table-cell">
      <style:table-cell-properties fo:background-color="transparent" fo:padding="0in" fo:border-left="none" fo:border-right="none" fo:border-top="none" fo:border-bottom="0.75pt solid #000000" style:writing-mode="page">
        <style:background-image/>
      </style:table-cell-properties>
    </style:style>
    <style:style style:name="Table1.B1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Code">
      <style:text-properties officeooo:rsid="001afb61" officeooo:paragraph-rsid="001afb61"/>
    </style:style>
    <style:style style:name="P2" style:family="paragraph" style:parent-style-name="Code">
      <style:text-properties officeooo:rsid="001b26ab" officeooo:paragraph-rsid="001b26ab"/>
    </style:style>
    <style:style style:name="P3" style:family="paragraph" style:parent-style-name="Code">
      <style:text-properties officeooo:rsid="001b26ab" officeooo:paragraph-rsid="00271bec"/>
    </style:style>
    <style:style style:name="P4" style:family="paragraph" style:parent-style-name="Code">
      <style:text-properties officeooo:rsid="001cb5d2" officeooo:paragraph-rsid="001cb5d2"/>
    </style:style>
    <style:style style:name="P5" style:family="paragraph" style:parent-style-name="Code">
      <style:text-properties officeooo:rsid="001cb5d2" officeooo:paragraph-rsid="00271bec"/>
    </style:style>
    <style:style style:name="P6" style:family="paragraph" style:parent-style-name="Code">
      <style:text-properties officeooo:rsid="001df56d" officeooo:paragraph-rsid="001df56d"/>
    </style:style>
    <style:style style:name="P7" style:family="paragraph" style:parent-style-name="Code">
      <style:text-properties officeooo:rsid="002245c7" officeooo:paragraph-rsid="002245c7"/>
    </style:style>
    <style:style style:name="P8" style:family="paragraph" style:parent-style-name="Code">
      <style:text-properties officeooo:rsid="002245c7" officeooo:paragraph-rsid="00235285"/>
    </style:style>
    <style:style style:name="P9" style:family="paragraph" style:parent-style-name="Code">
      <style:text-properties officeooo:rsid="0026439c" officeooo:paragraph-rsid="0026439c"/>
    </style:style>
    <style:style style:name="P10" style:family="paragraph" style:parent-style-name="Code">
      <style:text-properties officeooo:rsid="00271bec" officeooo:paragraph-rsid="00271bec"/>
    </style:style>
    <style:style style:name="P11" style:family="paragraph" style:parent-style-name="Code">
      <style:text-properties fo:font-weight="normal" officeooo:rsid="0020a04b" officeooo:paragraph-rsid="001df56d" style:font-weight-asian="normal" style:font-weight-complex="normal"/>
    </style:style>
    <style:style style:name="P12" style:family="paragraph" style:parent-style-name="Code">
      <style:text-properties fo:font-weight="normal" officeooo:rsid="001b26ab" officeooo:paragraph-rsid="00271bec" style:font-weight-asian="normal" style:font-weight-complex="normal"/>
    </style:style>
    <style:style style:name="P13" style:family="paragraph" style:parent-style-name="Code">
      <style:text-properties fo:font-weight="normal" officeooo:rsid="0028bc88" officeooo:paragraph-rsid="0028bc88" style:font-weight-asian="normal" style:font-weight-complex="normal"/>
    </style:style>
    <style:style style:name="P14" style:family="paragraph" style:parent-style-name="Code">
      <style:text-properties fo:font-weight="normal" officeooo:rsid="002b4e3f" officeooo:paragraph-rsid="002b4e3f" style:font-weight-asian="normal" style:font-weight-complex="normal"/>
    </style:style>
    <style:style style:name="P15" style:family="paragraph" style:parent-style-name="Code">
      <style:text-properties fo:font-weight="normal" officeooo:rsid="002ff488" officeooo:paragraph-rsid="002ff488" style:font-weight-asian="normal" style:font-weight-complex="normal"/>
    </style:style>
    <style:style style:name="P16" style:family="paragraph" style:parent-style-name="Code">
      <style:text-properties officeooo:rsid="0028bc88" officeooo:paragraph-rsid="0028bc88"/>
    </style:style>
    <style:style style:name="P17" style:family="paragraph" style:parent-style-name="Code">
      <style:text-properties officeooo:rsid="002a5511" officeooo:paragraph-rsid="002a5511"/>
    </style:style>
    <style:style style:name="P18" style:family="paragraph" style:parent-style-name="Code">
      <style:text-properties officeooo:rsid="002e4eb5" officeooo:paragraph-rsid="002e4eb5"/>
    </style:style>
    <style:style style:name="P19" style:family="paragraph" style:parent-style-name="Code">
      <style:text-properties officeooo:rsid="002ff488" officeooo:paragraph-rsid="002ff488"/>
    </style:style>
    <style:style style:name="P20" style:family="paragraph" style:parent-style-name="Code">
      <style:text-properties officeooo:rsid="004037dd" officeooo:paragraph-rsid="004037dd"/>
    </style:style>
    <style:style style:name="P21" style:family="paragraph" style:parent-style-name="Code">
      <style:text-properties officeooo:rsid="004037dd" officeooo:paragraph-rsid="00406f3d"/>
    </style:style>
    <style:style style:name="P22" style:family="paragraph" style:parent-style-name="Code">
      <style:text-properties officeooo:rsid="004037dd" officeooo:paragraph-rsid="0041c67e"/>
    </style:style>
    <style:style style:name="P23" style:family="paragraph" style:parent-style-name="Code">
      <style:text-properties officeooo:paragraph-rsid="004037dd"/>
    </style:style>
    <style:style style:name="P24" style:family="paragraph" style:parent-style-name="Code">
      <style:text-properties officeooo:rsid="00406f3d" officeooo:paragraph-rsid="00406f3d"/>
    </style:style>
    <style:style style:name="P25" style:family="paragraph" style:parent-style-name="Heading_20_2">
      <style:text-properties officeooo:rsid="001afb61" officeooo:paragraph-rsid="001afb61"/>
    </style:style>
    <style:style style:name="P26" style:family="paragraph" style:parent-style-name="Heading_20_2">
      <style:text-properties officeooo:rsid="001df56d" officeooo:paragraph-rsid="001df56d"/>
    </style:style>
    <style:style style:name="P27" style:family="paragraph" style:parent-style-name="Heading_20_2">
      <style:text-properties officeooo:rsid="0020a04b" officeooo:paragraph-rsid="0020a04b"/>
    </style:style>
    <style:style style:name="P28" style:family="paragraph" style:parent-style-name="Heading_20_2">
      <style:text-properties officeooo:rsid="0026439c" officeooo:paragraph-rsid="0026439c"/>
    </style:style>
    <style:style style:name="P29" style:family="paragraph" style:parent-style-name="Heading_20_2">
      <style:text-properties officeooo:rsid="0027e652" officeooo:paragraph-rsid="0027e652"/>
    </style:style>
    <style:style style:name="P30" style:family="paragraph" style:parent-style-name="Heading_20_2">
      <style:text-properties officeooo:rsid="002ae0fa" officeooo:paragraph-rsid="002ae0fa"/>
    </style:style>
    <style:style style:name="P31" style:family="paragraph" style:parent-style-name="Heading_20_2">
      <style:text-properties officeooo:rsid="002e4eb5" officeooo:paragraph-rsid="002e4eb5"/>
    </style:style>
    <style:style style:name="P32" style:family="paragraph" style:parent-style-name="Heading_20_2">
      <style:text-properties officeooo:rsid="0032e642" officeooo:paragraph-rsid="0032e642"/>
    </style:style>
    <style:style style:name="P33" style:family="paragraph" style:parent-style-name="Heading_20_2">
      <style:text-properties officeooo:rsid="0037ed30" officeooo:paragraph-rsid="0037ed30"/>
    </style:style>
    <style:style style:name="P34" style:family="paragraph" style:parent-style-name="Heading_20_2">
      <style:text-properties officeooo:rsid="003931e9" officeooo:paragraph-rsid="003931e9"/>
    </style:style>
    <style:style style:name="P35" style:family="paragraph" style:parent-style-name="Heading_20_2">
      <style:text-properties officeooo:rsid="003c4907" officeooo:paragraph-rsid="003c4907"/>
    </style:style>
    <style:style style:name="P36" style:family="paragraph" style:parent-style-name="Heading_20_2">
      <style:text-properties officeooo:rsid="003e8431" officeooo:paragraph-rsid="003e8431"/>
    </style:style>
    <style:style style:name="P37" style:family="paragraph" style:parent-style-name="Heading_20_2">
      <style:text-properties officeooo:rsid="003f8586" officeooo:paragraph-rsid="003f8586"/>
    </style:style>
    <style:style style:name="P38" style:family="paragraph" style:parent-style-name="Standard">
      <style:paragraph-properties fo:line-height="200%"/>
      <style:text-properties officeooo:rsid="001afb61" officeooo:paragraph-rsid="001afb61"/>
    </style:style>
    <style:style style:name="P39" style:family="paragraph" style:parent-style-name="Standard">
      <style:paragraph-properties fo:line-height="200%" fo:text-align="center" style:justify-single-word="false"/>
      <style:text-properties officeooo:rsid="001afb61" officeooo:paragraph-rsid="001afb61"/>
    </style:style>
    <style:style style:name="P40" style:family="paragraph" style:parent-style-name="Standard">
      <style:paragraph-properties fo:line-height="200%" fo:text-align="start" style:justify-single-word="false"/>
      <style:text-properties officeooo:rsid="001afb61" officeooo:paragraph-rsid="001afb61"/>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Noto Mono" fo:font-size="12pt" fo:font-style="normal" fo:text-shadow="none" style:text-underline-style="none" fo:font-weight="normal" officeooo:rsid="0033d481" officeooo:paragraph-rsid="0033d48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Noto Mon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2pt" fo:font-style="normal" fo:text-shadow="none" style:text-underline-style="none" fo:font-weight="normal" officeooo:rsid="0033d481" officeooo:paragraph-rsid="0033d48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1afb61"/>
    </style:style>
    <style:style style:name="P45" style:family="paragraph" style:parent-style-name="Text_20_body">
      <style:text-properties officeooo:paragraph-rsid="001df56d"/>
    </style:style>
    <style:style style:name="P46" style:family="paragraph" style:parent-style-name="Text_20_body">
      <style:text-properties officeooo:paragraph-rsid="0020a04b"/>
    </style:style>
    <style:style style:name="P47" style:family="paragraph" style:parent-style-name="Text_20_body">
      <style:text-properties officeooo:rsid="0026439c" officeooo:paragraph-rsid="0026439c"/>
    </style:style>
    <style:style style:name="P48" style:family="paragraph" style:parent-style-name="Text_20_body">
      <style:text-properties officeooo:paragraph-rsid="0026439c"/>
    </style:style>
    <style:style style:name="P49" style:family="paragraph" style:parent-style-name="Text_20_body">
      <style:text-properties officeooo:rsid="0027e652" officeooo:paragraph-rsid="0027e652"/>
    </style:style>
    <style:style style:name="P50" style:family="paragraph" style:parent-style-name="Text_20_body">
      <style:text-properties officeooo:paragraph-rsid="0027e652"/>
    </style:style>
    <style:style style:name="P51" style:family="paragraph" style:parent-style-name="Text_20_body">
      <style:text-properties officeooo:paragraph-rsid="002ae0fa"/>
    </style:style>
    <style:style style:name="P52" style:family="paragraph" style:parent-style-name="Text_20_body">
      <style:text-properties officeooo:paragraph-rsid="002e4eb5"/>
    </style:style>
    <style:style style:name="P53" style:family="paragraph" style:parent-style-name="Text_20_body">
      <style:text-properties officeooo:rsid="0033d481" officeooo:paragraph-rsid="0033d481"/>
    </style:style>
    <style:style style:name="P54" style:family="paragraph" style:parent-style-name="Text_20_body">
      <style:text-properties officeooo:rsid="0033d481" officeooo:paragraph-rsid="0035d2c0"/>
    </style:style>
    <style:style style:name="P55" style:family="paragraph" style:parent-style-name="Text_20_body">
      <style:text-properties officeooo:rsid="0037ed30" officeooo:paragraph-rsid="0037ed30"/>
    </style:style>
    <style:style style:name="P56" style:family="paragraph" style:parent-style-name="Text_20_body">
      <style:text-properties officeooo:paragraph-rsid="003c4907"/>
    </style:style>
    <style:style style:name="P57" style:family="paragraph" style:parent-style-name="Text_20_body">
      <style:text-properties officeooo:paragraph-rsid="003dd651"/>
    </style:style>
    <style:style style:name="P58" style:family="paragraph" style:parent-style-name="Text_20_body">
      <style:text-properties officeooo:paragraph-rsid="003f8586"/>
    </style:style>
    <style:style style:name="T1" style:family="text">
      <style:text-properties style:font-name="Noto Mono1" fo:font-size="10pt" officeooo:rsid="001ed156"/>
    </style:style>
    <style:style style:name="T2" style:family="text">
      <style:text-properties style:font-name="Noto Mono1" fo:font-size="10pt" officeooo:rsid="0026439c"/>
    </style:style>
    <style:style style:name="T3" style:family="text">
      <style:text-properties style:font-name="Noto Mono1" fo:font-size="10pt" officeooo:rsid="0031823f"/>
    </style:style>
    <style:style style:name="T4" style:family="text">
      <style:text-properties fo:font-weight="bold" style:font-weight-asian="bold" style:font-weight-complex="bold"/>
    </style:style>
    <style:style style:name="T5" style:family="text">
      <style:text-properties fo:font-weight="bold" officeooo:rsid="0024d23c" style:font-weight-asian="bold" style:font-weight-complex="bold"/>
    </style:style>
    <style:style style:name="T6" style:family="text">
      <style:text-properties fo:font-weight="bold" officeooo:rsid="0026439c" style:font-weight-asian="bold" style:font-weight-complex="bold"/>
    </style:style>
    <style:style style:name="T7" style:family="text">
      <style:text-properties fo:font-weight="bold" officeooo:rsid="0027e652" style:font-weight-asian="bold" style:font-weight-complex="bold"/>
    </style:style>
    <style:style style:name="T8" style:family="text">
      <style:text-properties fo:font-weight="bold" officeooo:rsid="002a5511" style:font-weight-asian="bold" style:font-weight-complex="bold"/>
    </style:style>
    <style:style style:name="T9" style:family="text">
      <style:text-properties fo:font-weight="bold" officeooo:rsid="0031823f" style:font-weight-asian="bold" style:font-weight-complex="bold"/>
    </style:style>
    <style:style style:name="T10" style:family="text">
      <style:text-properties fo:font-weight="bold" officeooo:rsid="0041c67e" style:font-weight-asian="bold" style:font-weight-complex="bold"/>
    </style:style>
    <style:style style:name="T11" style:family="text">
      <style:text-properties officeooo:rsid="001ed156"/>
    </style:style>
    <style:style style:name="T12" style:family="text">
      <style:text-properties fo:font-weight="normal" officeooo:rsid="001ed156" style:font-weight-asian="normal" style:font-weight-complex="normal"/>
    </style:style>
    <style:style style:name="T13" style:family="text">
      <style:text-properties fo:font-weight="normal" officeooo:rsid="0020a04b" style:font-weight-asian="normal" style:font-weight-complex="normal"/>
    </style:style>
    <style:style style:name="T14" style:family="text">
      <style:text-properties fo:font-weight="normal" officeooo:rsid="0024d23c" style:font-weight-asian="normal" style:font-weight-complex="normal"/>
    </style:style>
    <style:style style:name="T15" style:family="text">
      <style:text-properties fo:font-weight="normal" officeooo:rsid="0026439c" style:font-weight-asian="normal" style:font-weight-complex="normal"/>
    </style:style>
    <style:style style:name="T16" style:family="text">
      <style:text-properties officeooo:rsid="0024d23c"/>
    </style:style>
    <style:style style:name="T17" style:family="text">
      <style:text-properties style:text-line-through-style="solid" style:text-line-through-type="single"/>
    </style:style>
    <style:style style:name="T18" style:family="text">
      <style:text-properties style:text-line-through-style="none" style:text-line-through-type="none"/>
    </style:style>
    <style:style style:name="T19" style:family="text">
      <style:text-properties style:text-line-through-style="none" style:text-line-through-type="none" style:text-position="super 58%" style:font-name="Times New Roman" officeooo:rsid="003e8431"/>
    </style:style>
    <style:style style:name="T20" style:family="text">
      <style:text-properties style:text-line-through-style="none" style:text-line-through-type="none" style:text-position="super 58%" style:font-name="Times New Roman" officeooo:rsid="003f8586"/>
    </style:style>
    <style:style style:name="T21" style:family="text">
      <style:text-properties style:text-line-through-style="none" style:text-line-through-type="none" style:text-position="0% 100%" style:font-name="Times New Roman" officeooo:rsid="003e8431"/>
    </style:style>
    <style:style style:name="T22" style:family="text">
      <style:text-properties style:text-line-through-style="none" style:text-line-through-type="none" style:text-position="0% 100%" style:font-name="Times New Roman" officeooo:rsid="003f8586"/>
    </style:style>
    <style:style style:name="T23" style:family="text">
      <style:text-properties style:text-line-through-style="none" style:text-line-through-type="none" style:text-position="0% 100%" style:font-name="Times New Roman" officeooo:rsid="0041c67e"/>
    </style:style>
    <style:style style:name="T24" style:family="text">
      <style:text-properties style:text-line-through-style="none" style:text-line-through-type="none" officeooo:rsid="003e8431"/>
    </style:style>
    <style:style style:name="T25" style:family="text">
      <style:text-properties style:text-line-through-style="none" style:text-line-through-type="none" style:font-name="Times New Roman" officeooo:rsid="003e8431"/>
    </style:style>
    <style:style style:name="T26" style:family="text">
      <style:text-properties officeooo:rsid="0026439c"/>
    </style:style>
    <style:style style:name="T27" style:family="text">
      <style:text-properties officeooo:rsid="00271bec"/>
    </style:style>
    <style:style style:name="T28" style:family="text">
      <style:text-properties officeooo:rsid="002901db"/>
    </style:style>
    <style:style style:name="T29" style:family="text">
      <style:text-properties fo:font-style="italic" officeooo:rsid="002901db" style:font-style-asian="italic" style:font-style-complex="italic"/>
    </style:style>
    <style:style style:name="T30" style:family="text">
      <style:text-properties officeooo:rsid="002a5511"/>
    </style:style>
    <style:style style:name="T31" style:family="text">
      <style:text-properties officeooo:rsid="002ae0fa"/>
    </style:style>
    <style:style style:name="T32" style:family="text">
      <style:text-properties fo:font-style="normal" officeooo:rsid="002a5511" style:font-style-asian="normal" style:font-style-complex="normal"/>
    </style:style>
    <style:style style:name="T33" style:family="text">
      <style:text-properties fo:font-style="normal" officeooo:rsid="002ae0fa" style:font-style-asian="normal" style:font-style-complex="normal"/>
    </style:style>
    <style:style style:name="T34" style:family="text">
      <style:text-properties officeooo:rsid="002b4e3f"/>
    </style:style>
    <style:style style:name="T35" style:family="text">
      <style:text-properties style:font-name="Noto Mono" officeooo:rsid="002e182a"/>
    </style:style>
    <style:style style:name="T36" style:family="text">
      <style:text-properties style:font-name="Times New Roman1" officeooo:rsid="002b4e3f"/>
    </style:style>
    <style:style style:name="T37" style:family="text">
      <style:text-properties style:font-name="Times New Roman1" officeooo:rsid="002c780e"/>
    </style:style>
    <style:style style:name="T38" style:family="text">
      <style:text-properties style:font-name="Times New Roman1" officeooo:rsid="002e182a"/>
    </style:style>
    <style:style style:name="T39" style:family="text">
      <style:text-properties officeooo:rsid="002ff488"/>
    </style:style>
    <style:style style:name="T40" style:family="text">
      <style:text-properties officeooo:rsid="0030efd9"/>
    </style:style>
    <style:style style:name="T41" style:family="text">
      <style:text-properties officeooo:rsid="0031823f"/>
    </style:style>
    <style:style style:name="T42" style:family="text">
      <style:text-properties style:font-name="Times New Roman"/>
    </style:style>
    <style:style style:name="T43" style:family="text">
      <style:text-properties style:font-name="Times New Roman" officeooo:rsid="0035d2c0"/>
    </style:style>
    <style:style style:name="T44" style:family="text">
      <style:text-properties style:font-name="Times New Roman" officeooo:rsid="003ae924"/>
    </style:style>
    <style:style style:name="T45" style:family="text">
      <style:text-properties style:font-name="Times New Roman" officeooo:rsid="003f8586"/>
    </style:style>
    <style:style style:name="T46" style:family="text">
      <style:text-properties style:text-position="super 58%" style:font-name="Times New Roman" officeooo:rsid="003ae924"/>
    </style:style>
    <style:style style:name="T47" style:family="text">
      <style:text-properties style:text-position="0% 100%" officeooo:rsid="0037ed30"/>
    </style:style>
    <style:style style:name="T48" style:family="text">
      <style:text-properties style:text-position="0% 100%" officeooo:rsid="003931e9"/>
    </style:style>
    <style:style style:name="T49" style:family="text">
      <style:text-properties style:text-position="0% 100%" style:font-name="Times New Roman" fo:font-style="italic" officeooo:rsid="003931e9" style:font-style-asian="italic" style:font-style-complex="italic"/>
    </style:style>
    <style:style style:name="T50" style:family="text">
      <style:text-properties style:text-position="0% 100%" style:font-name="Times New Roman" fo:font-style="normal" officeooo:rsid="003931e9" style:font-style-asian="normal" style:font-style-complex="normal"/>
    </style:style>
    <style:style style:name="T51" style:family="text">
      <style:text-properties style:text-position="0% 100%" style:font-name="Times New Roman" fo:font-style="normal" officeooo:rsid="003dd651" style:font-style-asian="normal" style:font-style-complex="normal"/>
    </style:style>
    <style:style style:name="T52" style:family="text">
      <style:text-properties style:text-position="0% 100%" style:font-name="Times New Roman" fo:font-style="normal" officeooo:rsid="003e8431" style:font-style-asian="normal" style:font-style-complex="normal"/>
    </style:style>
    <style:style style:name="T53" style:family="text">
      <style:text-properties style:text-position="0% 100%" style:font-name="Times New Roman" fo:font-style="normal" fo:font-weight="bold" officeooo:rsid="003931e9" style:font-style-asian="normal" style:font-weight-asian="bold" style:font-style-complex="normal" style:font-weight-complex="bold"/>
    </style:style>
    <style:style style:name="T54" style:family="text">
      <style:text-properties style:text-position="0% 100%" style:font-name="Times New Roman" fo:font-style="normal" fo:font-weight="bold" officeooo:rsid="003e8431" style:font-style-asian="normal" style:font-weight-asian="bold" style:font-style-complex="normal" style:font-weight-complex="bold"/>
    </style:style>
    <style:style style:name="T55" style:family="text">
      <style:text-properties style:text-position="0% 100%" style:font-name="Times New Roman" officeooo:rsid="003ae924"/>
    </style:style>
    <style:style style:name="T56" style:family="text">
      <style:text-properties style:text-position="0% 100%" style:font-name="Times New Roman" officeooo:rsid="003c4907"/>
    </style:style>
    <style:style style:name="T57" style:family="text">
      <style:text-properties style:text-position="0% 100%" style:font-name="Times New Roman" officeooo:rsid="003dd651"/>
    </style:style>
    <style:style style:name="T58" style:family="text">
      <style:text-properties officeooo:rsid="0036f3b1"/>
    </style:style>
    <style:style style:name="T59" style:family="text">
      <style:text-properties officeooo:rsid="00371a8b"/>
    </style:style>
    <style:style style:name="T60" style:family="text">
      <style:text-properties officeooo:rsid="0037ed30"/>
    </style:style>
    <style:style style:name="T61" style:family="text">
      <style:text-properties style:text-position="sub 58%" style:font-name="Times New Roman" fo:font-style="normal" officeooo:rsid="003931e9" style:font-style-asian="normal" style:font-style-complex="normal"/>
    </style:style>
    <style:style style:name="T62" style:family="text">
      <style:text-properties officeooo:rsid="003931e9"/>
    </style:style>
    <style:style style:name="T63" style:family="text">
      <style:text-properties officeooo:rsid="003ae924"/>
    </style:style>
    <style:style style:name="T64" style:family="text">
      <style:text-properties officeooo:rsid="003c4907"/>
    </style:style>
    <style:style style:name="T65" style:family="text">
      <style:text-properties officeooo:rsid="003dd651"/>
    </style:style>
    <style:style style:name="T66" style:family="text">
      <style:text-properties officeooo:rsid="003e8431"/>
    </style:style>
    <style:style style:name="T67" style:family="text">
      <style:text-properties officeooo:rsid="004037dd"/>
    </style:style>
    <style:style style:name="T68" style:family="text">
      <style:text-properties officeooo:rsid="00406f3d"/>
    </style:style>
    <style:style style:name="T69" style:family="text">
      <style:text-properties officeooo:rsid="0041c67e"/>
    </style:style>
    <style:style style:name="T70" style:family="text">
      <style:text-properties officeooo:rsid="00438a17"/>
    </style:style>
    <style:style style:name="fr1" style:family="graphic" style:parent-style-name="Frame">
      <style:graphic-properties style:vertical-pos="from-top" loext:rel-width-rel="paragraph"/>
    </style:style>
    <style:style style:name="fr2" style:family="graphic" style:parent-style-name="Frame">
      <style:graphic-properties style:vertical-pos="top" style:vertical-rel="baseline" loext:rel-width-rel="paragraph"/>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Rodrigo Becerril Ferreyra</text:p>
      <text:p text:style-name="P38">Dr. Gevik Sardarbegians</text:p>
      <text:p text:style-name="P38">CECS 440 Section 02</text:p>
      <text:p text:style-name="P38">0<text:span text:style-name="T59">2</text:span> November 2021</text:p>
      <text:p text:style-name="P39">Exercise 3</text:p>
      <text:p text:style-name="P40"><text:tab/><text:span text:style-name="T58">Note: in this document, I will prefix hexadecimal numbers with 0x (for example, 0xFF) and octal numbers with 0 (for example, 057). I will suffix signed decimal numbers with d (for example, 96d) and unsigned decimal numbers with ud (for example, -5ud). Binary numbers will bear no prefix or suffix.</text:span></text:p>
      <text:h text:style-name="P25" text:outline-level="2">3.1</text:h>
      <text:p text:style-name="P44"><draw:frame draw:style-name="fr2" draw:name="Frame1" text:anchor-type="as-char" svg:width="6.5in" style:rel-width="100%" draw:z-index="0"><draw:text-box fo:min-height="0.2in"><text:p text:style-name="P1">0x5ED4 – 0x07A4 =</text:p><text:p text:style-name="P1"/><text:p text:style-name="P4"><text:span text:style-name="T1"><text:s text:c="13"/></text:span><text:span text:style-name="T2">0</text:span><text:span text:style-name="T1"> </text:span><text:span text:style-name="T2">10</text:span><text:span text:style-name="T1"> </text:span><text:span text:style-name="T2">10</text:span><text:span text:style-name="T1"> </text:span><text:span text:style-name="T2">10</text:span><text:span text:style-name="T1"> <text:s text:c="4"/></text:span><text:span text:style-name="T2">0 10</text:span></text:p><text:p text:style-name="P2"><text:s/>0 <text:s/>1 <text:s/>0 <text:s/>1 <text:s/><text:span text:style-name="T17">1</text:span> <text:s/><text:span text:style-name="T17">1</text:span> <text:s/><text:span text:style-name="T17">1</text:span> <text:s/><text:span text:style-name="T17">0</text:span> <text:s/>1 <text:s/><text:span text:style-name="T17">1</text:span> <text:s/><text:span text:style-name="T17">0</text:span> <text:s/>1 <text:s/>0 <text:s/>1 <text:s/>0 <text:s/>0</text:p><text:p text:style-name="P2">-0 <text:s/>0 <text:s/>0 <text:s/>0 <text:s/>0 <text:s/>1 <text:s/>1 <text:s/>1 <text:s/>1 <text:s/>0 <text:s/>1 <text:s/>0 <text:s/>0 <text:s/>1 <text:s/>0 <text:s/>0</text:p><text:p text:style-name="P2"><text:s/>----------------------------------------------</text:p><text:p text:style-name="P2"><text:span text:style-name="T12"><text:s/></text:span><text:span text:style-name="T15">0</text:span><text:span text:style-name="T12"> <text:s/></text:span><text:span text:style-name="T15">1</text:span><text:span text:style-name="T12"> <text:s/></text:span><text:span text:style-name="T15">0</text:span><text:span text:style-name="T12"> <text:s/></text:span><text:span text:style-name="T15">1</text:span><text:span text:style-name="T12"> <text:s/></text:span><text:span text:style-name="T15">0</text:span><text:span text:style-name="T12"> <text:s/></text:span><text:span text:style-name="T15">1</text:span><text:span text:style-name="T12"> <text:s/></text:span><text:span text:style-name="T15">1</text:span><text:span text:style-name="T12"> <text:s/></text:span><text:span text:style-name="T15">1</text:span><text:span text:style-name="T12"> <text:s/></text:span><text:span text:style-name="T15">0</text:span><text:span text:style-name="T12"> <text:s/></text:span><text:span text:style-name="T15">0</text:span><text:span text:style-name="T12"> <text:s/></text:span><text:span text:style-name="T15">1</text:span><text:span text:style-name="T12"> <text:s/></text:span><text:span text:style-name="T15">1</text:span><text:span text:style-name="T12"> <text:s/></text:span><text:span text:style-name="T15">0</text:span><text:span text:style-name="T12"> <text:s/></text:span><text:span text:style-name="T15">0</text:span><text:span text:style-name="T12"> <text:s/></text:span><text:span text:style-name="T15">0</text:span><text:span text:style-name="T12"> <text:s/></text:span><text:span text:style-name="T15">0 = </text:span><text:span text:style-name="T6">0x5730</text:span></text:p></draw:text-box></draw:frame></text:p>
      <text:p text:style-name="P44"><text:tab/><text:span text:style-name="T60">The answer is 0x5730.</text:span></text:p>
      <text:h text:style-name="P26" text:outline-level="2">3.2</text:h>
      <text:p text:style-name="P45"><draw:frame draw:style-name="fr2" draw:name="Frame2" text:anchor-type="as-char" svg:width="6.5in" style:rel-width="100%" draw:z-index="1"><draw:text-box fo:min-height="0.2in"><text:p text:style-name="P6">0x5ED4 – 0x07A4<text:span text:style-name="T13"> =</text:span></text:p><text:p text:style-name="P11"/><text:p text:style-name="P5"><text:span text:style-name="T1"><text:s text:c="13"/></text:span><text:span text:style-name="T2">0</text:span><text:span text:style-name="T1"> </text:span><text:span text:style-name="T2">10</text:span><text:span text:style-name="T1"> </text:span><text:span text:style-name="T2">10</text:span><text:span text:style-name="T1"> </text:span><text:span text:style-name="T2">10</text:span><text:span text:style-name="T1"> <text:s text:c="4"/></text:span><text:span text:style-name="T2">0 10</text:span></text:p><text:p text:style-name="P3"><text:s/>0 <text:s/>1 <text:s/>0 <text:s/>1 <text:s/><text:span text:style-name="T17">1</text:span> <text:s/><text:span text:style-name="T17">1</text:span> <text:s/><text:span text:style-name="T17">1</text:span> <text:s/><text:span text:style-name="T17">0</text:span> <text:s/>1 <text:s/><text:span text:style-name="T17">1</text:span> <text:s/><text:span text:style-name="T17">0</text:span> <text:s/>1 <text:s/>0 <text:s/>1 <text:s/>0 <text:s/>0</text:p><text:p text:style-name="P3">-0 <text:s/>0 <text:s/>0 <text:s/>0 <text:s/>0 <text:s/>1 <text:s/>1 <text:s/>1 <text:s/>1 <text:s/>0 <text:s/>1 <text:s/>0 <text:s/>0 <text:s/>1 <text:s/>0 <text:s/>0</text:p><text:p text:style-name="P3"><text:s/>----------------------------------------------</text:p><text:p text:style-name="P12"><text:span text:style-name="T11"><text:s/></text:span><text:span text:style-name="T26">0</text:span><text:span text:style-name="T11"> <text:s/></text:span><text:span text:style-name="T26">1</text:span><text:span text:style-name="T11"> <text:s/></text:span><text:span text:style-name="T26">0</text:span><text:span text:style-name="T11"> <text:s/></text:span><text:span text:style-name="T26">1</text:span><text:span text:style-name="T11"> <text:s/></text:span><text:span text:style-name="T26">0</text:span><text:span text:style-name="T11"> <text:s/></text:span><text:span text:style-name="T26">1</text:span><text:span text:style-name="T11"> <text:s/></text:span><text:span text:style-name="T26">1</text:span><text:span text:style-name="T11"> <text:s/></text:span><text:span text:style-name="T26">1</text:span><text:span text:style-name="T11"> <text:s/></text:span><text:span text:style-name="T26">0</text:span><text:span text:style-name="T11"> <text:s/></text:span><text:span text:style-name="T26">0</text:span><text:span text:style-name="T11"> <text:s/></text:span><text:span text:style-name="T26">1</text:span><text:span text:style-name="T11"> <text:s/></text:span><text:span text:style-name="T26">1</text:span><text:span text:style-name="T11"> <text:s/></text:span><text:span text:style-name="T26">0</text:span><text:span text:style-name="T11"> <text:s/></text:span><text:span text:style-name="T26">0</text:span><text:span text:style-name="T11"> <text:s/></text:span><text:span text:style-name="T26">0</text:span><text:span text:style-name="T11"> <text:s/></text:span><text:span text:style-name="T26">0 = </text:span><text:span text:style-name="T6">0x5730</text:span></text:p></draw:text-box></draw:frame></text:p>
      <text:p text:style-name="P55"><text:tab/>The answer is 0x5730. There is no difference from the unsigned version because both numbers are positive numbers.</text:p>
      <text:h text:style-name="P27" text:outline-level="2"><text:soft-page-break/>3.6</text:h>
      <text:p text:style-name="P46"><draw:frame draw:style-name="fr2" draw:name="Frame3" text:anchor-type="as-char" svg:width="6.5in" style:rel-width="100%" draw:z-index="2"><draw:text-box fo:min-height="0.2in"><text:p text:style-name="P7">185ud – 122ud =</text:p><text:p text:style-name="P7"/><text:p text:style-name="P7"><text:s/><text:span text:style-name="T16">0</text:span> <text:s/><text:span text:style-name="T16">1</text:span> <text:span text:style-name="T16">10</text:span> <text:span text:style-name="T16">10</text:span> <text:span text:style-name="T16">10 <text:s/>1 10</text:span></text:p><text:p text:style-name="P7"><text:s/><text:span text:style-name="T17">1</text:span> <text:s/><text:span text:style-name="T17">0</text:span> <text:s/><text:span text:style-name="T17">1</text:span> <text:s/><text:span text:style-name="T17">1</text:span> <text:s/><text:span text:style-name="T17">1</text:span><text:span text:style-name="T18"> <text:s/></text:span><text:span text:style-name="T17">0</text:span><text:span text:style-name="T18"> <text:s/></text:span><text:span text:style-name="T17">0</text:span> <text:s/>1</text:p><text:p text:style-name="P7">-0 <text:s/>1 <text:s/>1 <text:s/>1 <text:s/>1 <text:s/>0 <text:s/>1 <text:s/>0</text:p><text:p text:style-name="P8"><text:s/>----------------------</text:p><text:p text:style-name="P8"><text:s/><text:span text:style-name="T16">0</text:span> <text:s/><text:span text:style-name="T16">0</text:span> <text:s/><text:span text:style-name="T16">1</text:span> <text:s/><text:span text:style-name="T16">1</text:span> <text:s/><text:span text:style-name="T16">1</text:span> <text:s/><text:span text:style-name="T16">1</text:span> <text:s/><text:span text:style-name="T16">1</text:span> <text:s/><text:span text:style-name="T16">1 = </text:span><text:span text:style-name="T14">0x3F = </text:span><text:span text:style-name="T5">63ud</text:span></text:p></draw:text-box></draw:frame></text:p>
      <text:p text:style-name="P47"><text:span text:style-name="T60">The answer is 63ud. </text:span>There is no overflow nor underflow.</text:p>
      <text:h text:style-name="P28" text:outline-level="2">3.7</text:h>
      <text:p text:style-name="P48"><draw:frame draw:style-name="fr2" draw:name="Frame4" text:anchor-type="as-char" svg:width="6.5in" style:rel-width="100%" draw:z-index="3"><draw:text-box fo:min-height="0.2in"><text:p text:style-name="P9">185d – 122d =</text:p><text:p text:style-name="P9"/><text:p text:style-name="P9"><text:s/><text:span text:style-name="T27">1</text:span> <text:s/><text:span text:style-name="T27">1</text:span> <text:span text:style-name="T27">10</text:span> <text:span text:style-name="T27">10</text:span> <text:span text:style-name="T27">10 <text:s/>1 10</text:span></text:p><text:p text:style-name="P10"><text:s/><text:span text:style-name="T17">0</text:span> <text:s/><text:span text:style-name="T17">0</text:span> <text:s/><text:span text:style-name="T17">1</text:span> <text:s/><text:span text:style-name="T17">1</text:span> <text:s/><text:span text:style-name="T17">1</text:span> <text:s/><text:span text:style-name="T17">0</text:span> <text:s/><text:span text:style-name="T17">0</text:span> <text:s/>1</text:p><text:p text:style-name="P10">-1 <text:s/>1 <text:s/>1 <text:s/>1 <text:s/>1 <text:s/>0 <text:s/>1 <text:s/>0</text:p><text:p text:style-name="P10"><text:s/>----------------------</text:p><text:p text:style-name="P10"><text:s/>0 <text:s/>0 <text:s/>1 <text:s/>1 <text:s/>1 <text:s/>1 <text:s/>1 <text:s/>1 = 0x3F = <text:span text:style-name="T7">63d</text:span></text:p></draw:text-box></draw:frame></text:p>
      <text:p text:style-name="P49"><text:span text:style-name="T29"><text:tab/>Note that the number 185 cannot be represented with 8 bits in sign-magnitude format. The highest number you can represent in this format is 127. The number 185 has overflowed into the number 57. </text:span>There is no overflow nor underflow <text:span text:style-name="T28">in the math, but the number 185 overflowed into 57. </text:span>I <text:span text:style-name="T28">also ran</text:span> out of ones to borrow from. <text:span text:style-name="T28">It is interesting to note that the answer is the same as before, even though the number 185 itself overflowed, and I ran out of bits to borrow from, </text:span><text:span text:style-name="T60">meaning that the bottom number was greater than the top number</text:span><text:span text:style-name="T28">.</text:span></text:p>
      <text:h text:style-name="P29" text:outline-level="2">3.9</text:h>
      <text:p text:style-name="P51"><text:tab/><text:span text:style-name="T32">The range of values that 8 signed bits can represent is -128d to 127d. </text:span><text:span text:style-name="T33">This means that the numbers 151 and 214 cannot be represented with 8 signed bits in two’s compliment representation. I decided to add the two numbers as is, which are actually -105d and -41d, respectively. Here is the calculation:</text:span></text:p>
      <text:p text:style-name="P50"><text:soft-page-break/><draw:frame draw:style-name="fr2" draw:name="Frame5" text:anchor-type="as-char" svg:width="6.5in" style:rel-width="100%" draw:z-index="4"><draw:text-box fo:min-height="0.2in"><text:p text:style-name="P16">151d + 214d =</text:p><text:p text:style-name="P16"/><text:p text:style-name="P16"><text:span text:style-name="T30">1 0 0 1 0 1 1 0 0 &lt;- carry</text:span></text:p><text:p text:style-name="P16"><text:s text:c="2"/>1 0 0 1 0 1 <text:span text:style-name="T28">1 1</text:span></text:p><text:p text:style-name="P17">+ 1 1 0 1 0 1 1 0</text:p><text:p text:style-name="P17"><text:s text:c="2"/>---------------</text:p><text:p text:style-name="P16"><text:span text:style-name="T30">1</text:span> <text:span text:style-name="T30">0</text:span> <text:span text:style-name="T30">1</text:span> <text:span text:style-name="T30">1</text:span> <text:span text:style-name="T30">0</text:span> <text:span text:style-name="T30">1</text:span> <text:span text:style-name="T30">1</text:span> <text:span text:style-name="T30">0</text:span> <text:span text:style-name="T30">1 = 0x6D = </text:span><text:span text:style-name="T8">109d</text:span></text:p></draw:text-box></draw:frame></text:p>
      <text:h text:style-name="P30" text:outline-level="2">3.10</text:h>
      <text:p text:style-name="P51"><draw:frame draw:style-name="fr2" draw:name="Frame6" text:anchor-type="as-char" svg:width="6.5in" style:rel-width="100%" draw:z-index="5"><draw:text-box fo:min-height="0.2in"><text:p text:style-name="P16">151d - 214d = <text:span text:style-name="T31">151d + (~214d) + 1 =</text:span></text:p><text:p text:style-name="P16"/><text:p text:style-name="P13"><text:span text:style-name="T34">0</text:span> <text:span text:style-name="T34">0 <text:s/>1 <text:s/>1 <text:s/>1 <text:s/>1 <text:s/>1 <text:s/>1 <text:s text:c="3"/>&lt;- carry</text:span></text:p><text:p text:style-name="P13"><text:s text:c="2"/><text:span text:style-name="T34">1 <text:s/>0 <text:s/>0 <text:s/>1 <text:s/>0 <text:s/>1 <text:s/>1 <text:s/>1</text:span></text:p><text:p text:style-name="P14">+ 0 <text:s/>0 <text:s/>1 <text:s/>0 <text:s/>1 <text:s/>0 <text:s/>0 <text:s/>1</text:p><text:p text:style-name="P14">+ 0 <text:s/>0 <text:s/>0 <text:s/>0 <text:s/>0 <text:s/>0 <text:s/>0 <text:s/>1</text:p><text:p text:style-name="P14"><text:s/>-----------------------</text:p><text:p text:style-name="P14"><text:s text:c="2"/>1 <text:s/>1 <text:s/>0 <text:s/>0 <text:s/>0 <text:s/>0 <text:s/>0 <text:s/>1 = 0xC1 = <text:span text:style-name="T4">-63d</text:span></text:p></draw:text-box></draw:frame></text:p>
      <text:p text:style-name="Text_20_body"><text:tab/><text:span text:style-name="T34">The answer here is actually cor</text:span><text:span text:style-name="T36">rect. 151d - 214d = -63d. This is entirely a coincidence, however. Again, 8 signed bits can </text:span><text:span text:style-name="T37">represent numbers from -128d to 127d. This means that neither the number 151d nor -214d can be represented in 8 bits </text:span><text:span text:style-name="T38">(i.e. both values will overflow)</text:span><text:span text:style-name="T37">. The first number overflows to -105d, and the second number overflows to -42d. If I attempt to negate -42d and add 1 to generate the two’s compliment, </text:span><text:span text:style-name="T38">then I get </text:span><text:span text:style-name="T35">00101010</text:span><text:span text:style-name="T38">, which is 42d.</text:span></text:p>
      <text:h text:style-name="P31" text:outline-level="2">3.11</text:h>
      <text:p text:style-name="P52"><draw:frame draw:style-name="fr2" draw:name="Frame7" text:anchor-type="as-char" svg:width="6.5in" style:rel-width="100%" draw:z-index="6"><draw:text-box fo:min-height="0.2in"><text:p text:style-name="P18">151ud + 214ud =</text:p><text:p text:style-name="P18"/><text:p text:style-name="P18"><text:span text:style-name="T3">1 0 0 1 0 1 1 0</text:span> &lt;- <text:span text:style-name="T39">carry</text:span></text:p><text:p text:style-name="P18"><text:s text:c="2"/><text:span text:style-name="T40">1 0 0 1 0 1 1 1</text:span></text:p><text:p text:style-name="P19">+ 1 1 0 1 0 1 1 0</text:p><text:p text:style-name="P19"><text:s text:c="2"/>---------------</text:p><text:p text:style-name="P15"><text:span text:style-name="T41">1</text:span> <text:span text:style-name="T41">0</text:span> <text:span text:style-name="T41">1</text:span> <text:span text:style-name="T41">1</text:span> <text:span text:style-name="T41">0</text:span> <text:span text:style-name="T41">1</text:span> <text:span text:style-name="T41">1</text:span> <text:span text:style-name="T41">0</text:span> <text:span text:style-name="T41">1 = 0x6D = </text:span><text:span text:style-name="T9">109ud</text:span></text:p></draw:text-box></draw:frame></text:p>
      <text:p text:style-name="P52"><text:tab/><text:span text:style-name="T41">In this problem, since the 8 bits are unsigned, all numbers can be represented. 8 unsigned bits can represent the values 0d through 255d. However, in this problem, there is an overflow, </text:span><text:soft-page-break/><text:span text:style-name="T41">which is signaled by the last carry bit in the addition. The result is too big to be represented with 8 unsigned bits; 9 are needed.</text:span></text:p>
      <text:h text:style-name="P32" text:outline-level="2">3.13</text:h>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Line1363778216672">
          <table:table-cell table:style-name="Table1.A1" office:value-type="string">
            <text:p text:style-name="P43">Iteration</text:p>
          </table:table-cell>
          <table:table-cell table:style-name="Table1.A1" office:value-type="string">
            <text:p text:style-name="P43">Step</text:p>
          </table:table-cell>
          <table:table-cell table:style-name="Table1.A1" office:value-type="string">
            <text:p text:style-name="P43">Multiplier</text:p>
          </table:table-cell>
          <table:table-cell table:style-name="Table1.A1" office:value-type="string">
            <text:p text:style-name="P43">Multiplicand</text:p>
          </table:table-cell>
          <table:table-cell table:style-name="Table1.A1" office:value-type="string">
            <text:p text:style-name="P43">Product</text:p>
          </table:table-cell>
        </table:table-row>
        <table:table-row table:style-name="TableLine1363778216672">
          <table:table-cell table:style-name="Table1.A2" office:value-type="string">
            <text:p text:style-name="P43">0</text:p>
          </table:table-cell>
          <table:table-cell table:style-name="Table1.B2" office:value-type="string">
            <text:p text:style-name="P43">Initial values</text:p>
          </table:table-cell>
          <table:table-cell table:style-name="Table1.A2" office:value-type="string">
            <text:p text:style-name="P41">00001010</text:p>
          </table:table-cell>
          <table:table-cell table:style-name="Table1.A2" office:value-type="string">
            <text:p text:style-name="P42">00110010</text:p>
          </table:table-cell>
          <table:table-cell table:style-name="Table1.A2" office:value-type="string">
            <text:p text:style-name="P42">00000000_00000000</text:p>
          </table:table-cell>
        </table:table-row>
        <table:table-row table:style-name="TableLine1363778216672">
          <table:table-cell table:style-name="Table1.A2" office:value-type="string">
            <text:p text:style-name="P43">1</text:p>
          </table:table-cell>
          <table:table-cell table:style-name="Table1.B3" office:value-type="string">
            <text:p text:style-name="P43">Add registers if 1</text:p>
          </table:table-cell>
          <table:table-cell table:style-name="Table1.A2" office:value-type="string">
            <text:p text:style-name="P41">00001010</text:p>
          </table:table-cell>
          <table:table-cell table:style-name="Table1.A2" office:value-type="string">
            <text:p text:style-name="P42">00110010</text:p>
          </table:table-cell>
          <table:table-cell table:style-name="Table1.A2" office:value-type="string">
            <text:p text:style-name="P42">00000000_00000000</text:p>
          </table:table-cell>
        </table:table-row>
        <table:table-row table:style-name="TableLine1363778216672">
          <table:table-cell table:style-name="Table1.A2" office:value-type="string">
            <text:p text:style-name="P43">1</text:p>
          </table:table-cell>
          <table:table-cell table:style-name="Table1.B4" office:value-type="string">
            <text:p text:style-name="P43">Shift multiplicand left</text:p>
          </table:table-cell>
          <table:table-cell table:style-name="Table1.A2" office:value-type="string">
            <text:p text:style-name="P42">00001010</text:p>
          </table:table-cell>
          <table:table-cell table:style-name="Table1.A2" office:value-type="string">
            <text:p text:style-name="P42">01100100</text:p>
          </table:table-cell>
          <table:table-cell table:style-name="Table1.A2" office:value-type="string">
            <text:p text:style-name="P42">00000000_00000000</text:p>
          </table:table-cell>
        </table:table-row>
        <table:table-row table:style-name="TableLine1363778216672">
          <table:table-cell table:style-name="Table1.A2" office:value-type="string">
            <text:p text:style-name="P43">1</text:p>
          </table:table-cell>
          <table:table-cell table:style-name="Table1.B5" office:value-type="string">
            <text:p text:style-name="P43">Shift multiplier right</text:p>
          </table:table-cell>
          <table:table-cell table:style-name="Table1.A2" office:value-type="string">
            <text:p text:style-name="P42">00000101</text:p>
          </table:table-cell>
          <table:table-cell table:style-name="Table1.A2" office:value-type="string">
            <text:p text:style-name="P42">01100100</text:p>
          </table:table-cell>
          <table:table-cell table:style-name="Table1.A2" office:value-type="string">
            <text:p text:style-name="P42">00000000_00000000</text:p>
          </table:table-cell>
        </table:table-row>
        <table:table-row table:style-name="TableLine1363778216672">
          <table:table-cell table:style-name="Table1.A2" office:value-type="string">
            <text:p text:style-name="P43">2</text:p>
          </table:table-cell>
          <table:table-cell table:style-name="Table1.B6" office:value-type="string">
            <text:p text:style-name="P43">Add registers if 1</text:p>
          </table:table-cell>
          <table:table-cell table:style-name="Table1.A2" office:value-type="string">
            <text:p text:style-name="P42">00000101</text:p>
          </table:table-cell>
          <table:table-cell table:style-name="Table1.A2" office:value-type="string">
            <text:p text:style-name="P42">01100100</text:p>
          </table:table-cell>
          <table:table-cell table:style-name="Table1.A2" office:value-type="string">
            <text:p text:style-name="P42">00000000_01100100</text:p>
          </table:table-cell>
        </table:table-row>
        <table:table-row table:style-name="TableLine1363778216672">
          <table:table-cell table:style-name="Table1.A2" office:value-type="string">
            <text:p text:style-name="P43">2</text:p>
          </table:table-cell>
          <table:table-cell table:style-name="Table1.B7" office:value-type="string">
            <text:p text:style-name="P43">Shift multiplicand left</text:p>
          </table:table-cell>
          <table:table-cell table:style-name="Table1.A2" office:value-type="string">
            <text:p text:style-name="P42">00000101</text:p>
          </table:table-cell>
          <table:table-cell table:style-name="Table1.A2" office:value-type="string">
            <text:p text:style-name="P42">11001000</text:p>
          </table:table-cell>
          <table:table-cell table:style-name="Table1.A2" office:value-type="string">
            <text:p text:style-name="P42">00000000_01100100</text:p>
          </table:table-cell>
        </table:table-row>
        <table:table-row table:style-name="TableLine1363778216672">
          <table:table-cell table:style-name="Table1.A2" office:value-type="string">
            <text:p text:style-name="P43">2</text:p>
          </table:table-cell>
          <table:table-cell table:style-name="Table1.B8" office:value-type="string">
            <text:p text:style-name="P43">Shift multiplier right</text:p>
          </table:table-cell>
          <table:table-cell table:style-name="Table1.A2" office:value-type="string">
            <text:p text:style-name="P42">00000010</text:p>
          </table:table-cell>
          <table:table-cell table:style-name="Table1.A2" office:value-type="string">
            <text:p text:style-name="P42">11001000</text:p>
          </table:table-cell>
          <table:table-cell table:style-name="Table1.A2" office:value-type="string">
            <text:p text:style-name="P42">00000000_01100100</text:p>
          </table:table-cell>
        </table:table-row>
        <table:table-row table:style-name="TableLine1363778216672">
          <table:table-cell table:style-name="Table1.A2" office:value-type="string">
            <text:p text:style-name="P43">3</text:p>
          </table:table-cell>
          <table:table-cell table:style-name="Table1.B9" office:value-type="string">
            <text:p text:style-name="P43">Add registers if 1</text:p>
          </table:table-cell>
          <table:table-cell table:style-name="Table1.A2" office:value-type="string">
            <text:p text:style-name="P42">00000010</text:p>
          </table:table-cell>
          <table:table-cell table:style-name="Table1.A2" office:value-type="string">
            <text:p text:style-name="P42">11001000</text:p>
          </table:table-cell>
          <table:table-cell table:style-name="Table1.A2" office:value-type="string">
            <text:p text:style-name="P42">00000000_01100100</text:p>
          </table:table-cell>
        </table:table-row>
        <table:table-row table:style-name="TableLine1363778216672">
          <table:table-cell table:style-name="Table1.A2" office:value-type="string">
            <text:p text:style-name="P43">3</text:p>
          </table:table-cell>
          <table:table-cell table:style-name="Table1.B10" office:value-type="string">
            <text:p text:style-name="P43">Shift multiplicand left</text:p>
          </table:table-cell>
          <table:table-cell table:style-name="Table1.A2" office:value-type="string">
            <text:p text:style-name="P42">00000010</text:p>
          </table:table-cell>
          <table:table-cell table:style-name="Table1.A2" office:value-type="string">
            <text:p text:style-name="P42">10010000</text:p>
          </table:table-cell>
          <table:table-cell table:style-name="Table1.A2" office:value-type="string">
            <text:p text:style-name="P42">00000000_01100100</text:p>
          </table:table-cell>
        </table:table-row>
        <table:table-row table:style-name="TableLine1363778216672">
          <table:table-cell table:style-name="Table1.A2" office:value-type="string">
            <text:p text:style-name="P43">3</text:p>
          </table:table-cell>
          <table:table-cell table:style-name="Table1.B11" office:value-type="string">
            <text:p text:style-name="P43">Shift multiplier right</text:p>
          </table:table-cell>
          <table:table-cell table:style-name="Table1.A2" office:value-type="string">
            <text:p text:style-name="P42">00000001</text:p>
          </table:table-cell>
          <table:table-cell table:style-name="Table1.A2" office:value-type="string">
            <text:p text:style-name="P42">10010000</text:p>
          </table:table-cell>
          <table:table-cell table:style-name="Table1.A2" office:value-type="string">
            <text:p text:style-name="P42">00000000_01100100</text:p>
          </table:table-cell>
        </table:table-row>
        <table:table-row table:style-name="TableLine1363778216672">
          <table:table-cell table:style-name="Table1.A2" office:value-type="string">
            <text:p text:style-name="P43">4</text:p>
          </table:table-cell>
          <table:table-cell table:style-name="Table1.B12" office:value-type="string">
            <text:p text:style-name="P43">Add registers if 1</text:p>
          </table:table-cell>
          <table:table-cell table:style-name="Table1.A2" office:value-type="string">
            <text:p text:style-name="P42">00000001</text:p>
          </table:table-cell>
          <table:table-cell table:style-name="Table1.A2" office:value-type="string">
            <text:p text:style-name="P42">10010000</text:p>
          </table:table-cell>
          <table:table-cell table:style-name="Table1.A2" office:value-type="string">
            <text:p text:style-name="P42">00000000_11110100</text:p>
          </table:table-cell>
        </table:table-row>
        <table:table-row table:style-name="TableLine1363778216672">
          <table:table-cell table:style-name="Table1.A2" office:value-type="string">
            <text:p text:style-name="P43">4</text:p>
          </table:table-cell>
          <table:table-cell table:style-name="Table1.B13" office:value-type="string">
            <text:p text:style-name="P43">Shift multiplicand left</text:p>
          </table:table-cell>
          <table:table-cell table:style-name="Table1.A2" office:value-type="string">
            <text:p text:style-name="P42">00000001</text:p>
          </table:table-cell>
          <table:table-cell table:style-name="Table1.A2" office:value-type="string">
            <text:p text:style-name="P42">00100000</text:p>
          </table:table-cell>
          <table:table-cell table:style-name="Table1.A2" office:value-type="string">
            <text:p text:style-name="P42">00000000_11110100</text:p>
          </table:table-cell>
        </table:table-row>
        <table:table-row table:style-name="TableLine1363778216672">
          <table:table-cell table:style-name="Table1.A14" office:value-type="string">
            <text:p text:style-name="P43">4</text:p>
          </table:table-cell>
          <table:table-cell table:style-name="Table1.B14" office:value-type="string">
            <text:p text:style-name="P43">Shift multiplier right</text:p>
          </table:table-cell>
          <table:table-cell table:style-name="Table1.A14" office:value-type="string">
            <text:p text:style-name="P42">00000000</text:p>
          </table:table-cell>
          <table:table-cell table:style-name="Table1.A14" office:value-type="string">
            <text:p text:style-name="P42">00100000</text:p>
          </table:table-cell>
          <table:table-cell table:style-name="Table1.A14" office:value-type="string">
            <text:p text:style-name="P42">00000000_11110100</text:p>
          </table:table-cell>
        </table:table-row>
      </table:table>
      <text:p text:style-name="P53"/>
      <text:p text:style-name="P54"><text:tab/>The final answer to 062<text:span text:style-name="T42">×012 is 0</text:span><text:span text:style-name="T43">3</text:span><text:span text:style-name="T42">64, or </text:span><text:span text:style-name="T43">in unsigned decimal, 50ud</text:span><text:span text:style-name="T42">×</text:span><text:span text:style-name="T43">10ud is 244ud. This is obviously not correct. The problem is that we are missing one bit: the 9th bit should be set. The correct answer should be 500ud, or in octal, 0764. This error likely comes from the fact that the multiplier is only 8 bits wide. If it were 16 bits wide, the product would be correct.</text:span></text:p>
      <text:h text:style-name="P33" text:outline-level="2">3.15</text:h>
      <text:p text:style-name="P57"><text:tab/><text:span text:style-name="T51">Each adder takes </text:span><text:span text:style-name="T49">τ</text:span><text:span text:style-name="T50"> </text:span><text:span text:style-name="T51">amount of time. Each bit </text:span><text:span text:style-name="T52">of the multiplier has its own adder. This means that the total amount of time taken will be 8 bits × 4 time units = </text:span><text:span text:style-name="T54">32 time units</text:span><text:span text:style-name="T52"> total.</text:span></text:p>
      <text:h text:style-name="P34" text:outline-level="2">3.16</text:h>
      <text:p text:style-name="P57"><text:tab/><text:span text:style-name="T62">The time taken </text:span><text:span text:style-name="T65">using this fast multiplication </text:span><text:span text:style-name="T60">configuration takes</text:span><text:span text:style-name="T47"><draw:frame draw:style-name="fr3" draw:name="Object2" text:anchor-type="as-char" svg:y="-0.152in" svg:width="0.6984in" svg:height="0.2126in" draw:z-index="7"><draw:object xlink:href="./Object 2" xlink:type="simple" xlink:show="embed" xlink:actuate="onLoad"/><draw:image xlink:href="./ObjectReplacements/Object 2" xlink:type="simple" xlink:show="embed" xlink:actuate="onLoad"/><svg:desc>formula</svg:desc></draw:frame></text:span><text:span text:style-name="T48">time, where </text:span><text:span text:style-name="T49">τ</text:span><text:span text:style-name="T50"> is the amount of time that it takes for one adder to output its result, and </text:span><text:span text:style-name="T49">b</text:span><text:span text:style-name="T50"> is the amount of bits </text:span><text:soft-page-break/><text:span text:style-name="T50">of the numbers that one wishes to multiply. In this case, a </text:span><text:span text:style-name="T49">b</text:span><text:span text:style-name="T50"> = 8 bit multiplier that uses adders that take 4 time units to complete will take a total of 4×log</text:span><text:span text:style-name="T61">2</text:span><text:span text:style-name="T50">(8) = 4×3 = </text:span><text:span text:style-name="T53">12 time units</text:span><text:span text:style-name="T50"> to output the product.</text:span></text:p>
      <text:h text:style-name="P34" text:outline-level="2">3.23</text:h>
      <text:p text:style-name="P56"><text:tab/><text:span text:style-name="T63">63.25d can be converted to binary scientific notation: 63.25d → 111111.01 → 1.1111101</text:span><text:span text:style-name="T44">×</text:span><text:span text:style-name="T45">2</text:span><text:span text:style-name="T46">5</text:span><text:span text:style-name="T55">. Since this number is positive, the MSB is 0. The exponent is 5d + 127d = 132d → </text:span><text:span text:style-name="T56">10000100. Therefore, the IEEE 32-bit floating point single-precision number is 010000100</text:span><text:span text:style-name="T55">1111101</text:span><text:span text:style-name="T56">0000000000000000 (or, in hexadecimal, 0x427D0000).</text:span></text:p>
      <text:h text:style-name="P35" text:outline-level="2">3.24</text:h>
      <text:p text:style-name="P56"><text:tab/><text:span text:style-name="T64">The same values for 63.25d can be used for IEEE double precision, except for the exponent, which has an offset value of 1023d. 63.25d → </text:span><text:span text:style-name="T63">1.1111101</text:span><text:span text:style-name="T44">×</text:span><text:span text:style-name="T45">2</text:span><text:span text:style-name="T46">5</text:span><text:span text:style-name="T55">. </text:span><text:span text:style-name="T56">The exponent is now 5d + 1023d = 1028d → 10000000100. Therefore, the IEEE 64-bit floating point double-precision number is 010000000100</text:span><text:span text:style-name="T55">1111101</text:span><text:span text:style-name="T56">000000000000000000000000000000000000000000000 </text:span><text:span text:style-name="T57">(or 0x404FA00000000000 for short).</text:span></text:p>
      <text:h text:style-name="P36" text:outline-level="2">3.27</text:h>
      <text:p text:style-name="P58"><text:tab/><text:span text:style-name="T66">The number to convert to IEEE 16-bit half-precision floating point </text:span><text:span text:style-name="T24">is 1.5626</text:span><text:span text:style-name="T25">×</text:span><text:span text:style-name="T21">10</text:span><text:span text:style-name="T19">-1</text:span><text:span text:style-name="T21">d. In fixed point, this is -0.15625d which is -5d/32d. This can be turned into binary as -</text:span><text:span text:style-name="T22">0.000101, or equivalently, -1.01×2</text:span><text:span text:style-name="T20">-4</text:span><text:span text:style-name="T22">. Because the exponent offset is 15d, the exponent is -4d + 15d = 11d → 01011. Therefore, the 16-bit floating point number is 1010110100000000, or 0xAD00. It is important to note that there is still much space for more precise significands (the least significant 8 bits are not used in this example). The 16-bit format is easier to work with </text:span><text:span text:style-name="T23">by hand </text:span><text:span text:style-name="T22">and takes </text:span><text:span text:style-name="T23">up</text:span><text:span text:style-name="T22"> less space, but it is much less precise than a 32-bit floating-point number, and can hold a </text:span><text:soft-page-break/><text:span text:style-name="T22">smaller range of numbers. It is incomparable to the precision and range of the 64-bit floating-point number.</text:span></text:p>
      <text:h text:style-name="P37" text:outline-level="2">3.29</text:h>
      <text:p text:style-name="P58"><draw:frame draw:style-name="fr1" draw:name="Frame8" text:anchor-type="as-char" svg:y="-0.2134in" svg:width="6.5in" style:rel-width="100%" draw:z-index="8"><draw:text-box fo:min-height="0.2in"><text:p text:style-name="P23"><text:span text:style-name="T67">2.6125d * 10^1 + </text:span>4.150390625<text:span text:style-name="T67">d</text:span> * <text:span text:style-name="T67">10^(-1) =</text:span></text:p><text:p text:style-name="P20">26.125d + 0.4150390625d =</text:p><text:p text:style-name="P20">11010.001 + 0.0110101001 = // <text:span text:style-name="T70">convert numbers to binary</text:span></text:p><text:p text:style-name="P21">1.1010001 * 2^4 + <text:span text:style-name="T68">1.</text:span>10101001 * <text:span text:style-name="T68">2^(-2) = // </text:span><text:span text:style-name="T70">normalize binary sci notation</text:span></text:p><text:p text:style-name="P21">1.1010001 * 2^4 + <text:span text:style-name="T68">0.000001101010 * 2^4 = // </text:span><text:span text:style-name="T70">shift smallest to the right</text:span></text:p><text:p text:style-name="P22"><text:span text:style-name="T68">// 0.000001101010 </text:span><text:span text:style-name="T69">has</text:span><text:span text:style-name="T68"> 10 bits </text:span><text:span text:style-name="T69">of precision</text:span><text:span text:style-name="T68"> from </text:span><text:span text:style-name="T69">the IEEE standard </text:span><text:span text:style-name="T68">and 2 bit</text:span><text:span text:style-name="T69">s</text:span></text:p><text:p text:style-name="P22">// <text:span text:style-name="T69">from the guard and round bits.</text:span></text:p><text:p text:style-name="P21">// <text:span text:style-name="T68">We lost the least significant 2 bits (01).</text:span></text:p><text:p text:style-name="P21"/><text:p text:style-name="P21"><text:s/><text:span text:style-name="T68">0 0 0 0 0 1 1 0 0 0 0 0 0 &lt;- carry</text:span></text:p><text:p text:style-name="P24"><text:s/>1.1 0 1 0 0 0 1 0 0 0 0 0 * 2^4</text:p><text:p text:style-name="P21"><text:span text:style-name="T68">+0.0 0 0 0 0 1 1 0 1 0 1 0 * 2^4</text:span></text:p><text:p text:style-name="P21"><text:s/>-------------------------</text:p><text:p text:style-name="P22"><text:span text:style-name="T68"><text:s/>1.1</text:span> <text:span text:style-name="T68">0</text:span> <text:span text:style-name="T68">1</text:span> <text:span text:style-name="T68">0</text:span> <text:span text:style-name="T68">1</text:span> <text:span text:style-name="T68">0</text:span> <text:span text:style-name="T68">0</text:span> <text:span text:style-name="T68">0</text:span> <text:span text:style-name="T68">1</text:span> <text:span text:style-name="T68">0</text:span> <text:span text:style-name="T68">1</text:span> <text:span text:style-name="T68">0 * 2^4 </text:span><text:span text:style-name="T69">= </text:span><text:span text:style-name="T10">0100111010100011</text:span><text:span text:style-name="T69"> (IEEE) = 0x4EA3</text:span></text:p></draw:text-box></draw:frame></text:p>
      <text:p text:style-name="P58"><text:tab/><text:span text:style-name="T69">The answer to the addition is (in IEEE 16-bit floating-point format) 0100111010100011 or 0x4EA3. The 16-bit format uses 1 bit for the sign and 5 bits for the exponent, leaving 10 bits for the significand. This means that, with the inclusion of the guard and round bits, the arithmetic was made with 18 bits after the binary point. The significand after the addition is 101010001010. Since the bit after the 10th bit on the right (the 11th bit from the right) is a 1, we round the 10th bit up to a 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oto Mono" svg:font-family="'Noto Mono'" style:font-family-generic="modern" style:font-pitch="fixed"/>
    <style:font-face style:name="Noto Mono1" svg:font-family="'Noto Mon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de" style:family="paragraph" style:parent-style-name="Frame_20_contents">
      <style:text-properties style:font-name="Noto Mono1" fo:font-family="'Noto Mono'" style:font-style-name="Regular" style:font-family-generic="modern" style:font-pitch="fixed" fo:font-size="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1T20:45:57.897000000</meta:creation-date>
    <dc:date>2021-11-02T04:28:43.237000000</dc:date>
    <meta:editing-duration>PT22M38S</meta:editing-duration>
    <meta:editing-cycles>7</meta:editing-cycles>
    <meta:generator>LibreOffice/7.0.4.2$Windows_X86_64 LibreOffice_project/dcf040e67528d9187c66b2379df5ea4407429775</meta:generator>
    <meta:document-statistic meta:table-count="1" meta:image-count="0" meta:object-count="1" meta:page-count="6" meta:paragraph-count="168" meta:word-count="1496" meta:character-count="7723" meta:non-whitespace-character-count="6131"/>
  </office:meta>
</office:document-meta>
</file>

<file path=Object 2/content.xml><?xml version="1.0" encoding="utf-8"?>
<math xmlns="http://www.w3.org/1998/Math/MathML" display="block">
  <semantics>
    <mrow>
      <mi>τ</mi>
      <msub>
        <mi>log</mi>
        <mn>2</mn>
      </msub>
      <mrow>
        <mo fence="true" stretchy="false">(</mo>
        <mrow>
          <mi>b</mi>
        </mrow>
        <mo fence="true" stretchy="false">)</mo>
      </mrow>
    </mrow>
    <annotation encoding="StarMath 5.0">%tau log_2(b)</annotation>
  </semantics>
</math>
</file>